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0000"/>
      <style:text-properties fo:color="#ffffff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ALUMNO/A: DAVID GUIJARR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43" office:value-type="string" calcext:value-type="string">
            <text:p>P1 (-1 punto)</text:p>
          </table:table-cell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 hay productos, devuelves status:200, ok: true y el array vacío. Debía devolver el mensaje “No se encontraron productos” y status: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introducir un id que no existe, devuelves status:200 y el resultado a null. Debías devolver el mensaje “Error modificando el producto” y status: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introducir un id que no existe, devuelves status:200 y el resultado a null. Debías devolver el mensaje “Error eliminando el producto” y status: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75" calcext:value-type="float">
            <text:p>2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25" calcext:value-type="float">
            <text:p>0,2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contesta o contesta mal a 1 pregunta</text:p>
          </table:table-cell>
          <table:table-cell/>
          <table:table-cell office:value-type="float" office:value="-1" calcext:value-type="float">
            <text:p>-1,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;[.C57])" office:value-type="float" office:value="8" calcext:value-type="float">
            <text:p>8,00</text:p>
          </table:table-cell>
          <table:table-cell table:style-name="ce15"/>
          <table:table-cell table:number-columns-repeated="2"/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00/00/0000</text:date>, <text:time style:data-style-name="N2" text:time-value="23:26:42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1T23:31:45.204000000</dc:date>
    <meta:editing-duration>PT2H9M18S</meta:editing-duration>
    <meta:editing-cycles>17</meta:editing-cycles>
    <meta:document-statistic meta:table-count="1" meta:cell-count="126" meta:object-count="0"/>
  </office:meta>
</office:document-meta>
</file>